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 style:family="paragraph" style:parent-style-name="Standard">
      <style:paragraph-properties fo:margin-left="0in" fo:margin-right="0in" fo:text-indent="0in" style:auto-text-indent="false"/>
      <style:text-properties fo:color="#000000" style:font-name="Times New Roman"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P3" style:family="paragraph" style:parent-style-name="Standard">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4" style:family="paragraph" style:parent-style-name="Standard" style:list-style-name="L1">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5" style:family="paragraph" style:parent-style-name="Standard" style:list-style-name="L2">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6" style:family="paragraph" style:parent-style-name="Standard" style:list-style-name="L1">
      <style:text-properties fo:color="#000000" style:font-name="Times New Roman" fo:font-size="12pt" fo:font-style="normal" style:font-name-asian="Monospace" style:font-size-asian="12pt" style:font-style-asian="normal" style:font-name-complex="Monospace" style:font-size-complex="12pt" style:font-style-complex="normal"/>
    </style:style>
    <style:style style:name="P7" style:family="paragraph" style:parent-style-name="Standard">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8" style:family="paragraph" style:parent-style-name="Standard" style:list-style-name="L2">
      <style:text-properties fo:font-style="normal" style:font-style-asian="normal" style:font-style-complex="normal"/>
    </style:style>
    <style:style style:name="P9" style:family="paragraph" style:parent-style-name="Standard" style:list-style-name="L3">
      <style:text-properties fo:font-style="normal" style:font-style-asian="normal" style:font-style-complex="normal"/>
    </style:style>
    <style:style style:name="P10" style:family="paragraph" style:parent-style-name="Standard" style:list-style-name="L1">
      <style:paragraph-properties fo:margin-left="0.3228in" fo:margin-right="0in" fo:text-indent="0in" style:auto-text-indent="false"/>
      <style:text-properties fo:color="#000000" style:font-name="Times New Roman"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 style:family="text">
      <style:text-properties fo:font-style="italic" style:text-underline-style="none"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font-name="Times New Roman"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7" style:family="text">
      <style:text-properties fo:color="#000000" style:font-name="Times New Roman" fo:font-size="12pt" fo:font-style="italic" style:text-underline-style="none" fo:font-weight="bold" style:font-name-asian="Monospace" style:font-size-asian="12pt" style:font-style-asian="italic" style:font-weight-asian="bold" style:font-name-complex="Monospace" style:font-size-complex="12pt" style:font-style-complex="italic" style:font-weight-complex="bold"/>
    </style:style>
    <style:style style:name="T8" style:family="text">
      <style:text-properties fo:color="#000000" style:font-name="Times New Roman" fo:font-size="12pt" style:text-underline-style="none" fo:font-weight="bold" style:font-name-asian="Monospace" style:font-size-asian="12pt" style:font-weight-asian="bold" style:font-name-complex="Monospace" style:font-size-complex="12pt" style:font-weight-complex="bold"/>
    </style:style>
    <style:style style:name="T9" style:family="text">
      <style:text-properties fo:color="#000000" style:font-name="Times New Roman" fo:font-size="12pt" style:text-underline-style="none" fo:font-weight="normal" style:font-name-asian="Monospace" style:font-size-asian="12pt" style:font-weight-asian="normal" style:font-name-complex="Monospace" style:font-size-complex="12pt" style:font-weight-complex="normal"/>
    </style:style>
    <style:style style:name="T10"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11" style:family="text">
      <style:text-properties fo:color="#000000" fo:font-size="12pt" style:text-underline-style="none" fo:font-weight="normal" style:font-name-asian="Monospace" style:font-size-asian="12pt" style:font-weight-asian="normal" style:font-name-complex="Monospace" style:font-size-complex="12pt" style:font-weight-complex="normal"/>
    </style:style>
    <style:style style:name="T12" style:family="text">
      <style:text-properties fo:color="#000000" style:font-name="Monospace" fo:font-size="10pt" fo:font-style="italic" style:text-underline-style="none" fo:font-weight="normal" style:font-name-asian="Monospace" style:font-size-asian="10pt" style:font-style-asian="italic" style:font-weight-asian="normal" style:font-name-complex="Monospace" style:font-size-complex="10pt" style:font-style-complex="italic" style:font-weight-complex="normal"/>
    </style:style>
    <style:style style:name="T13" style:family="text">
      <style:text-properties fo:color="#000000" style:font-name="Monospace" fo:font-size="10pt" fo:font-style="italic" style:text-underline-style="none" fo:font-weight="bold" style:font-name-asian="Monospace" style:font-size-asian="10pt" style:font-style-asian="italic" style:font-weight-asian="bold" style:font-name-complex="Monospace" style:font-size-complex="10pt" style:font-style-complex="italic" style:font-weight-complex="bold"/>
    </style:style>
    <style:style style:name="T14" style:family="text">
      <style:text-properties fo:color="#000000" style:font-name="Monospace" fo:font-size="10pt" style:text-underline-style="none" fo:font-weight="bold" style:font-name-asian="Monospace" style:font-size-asian="10pt" style:font-weight-asian="bold" style:font-name-complex="Monospace" style:font-size-complex="10pt" style:font-weight-complex="bold"/>
    </style:style>
    <style:style style:name="T15" style:family="text">
      <style:text-properties fo:color="#0000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weight="bold" style:font-weight-asian="bold" style:font-weight-complex="bold"/>
    </style:style>
    <style:style style:name="T19" style:family="text">
      <style:text-properties style:font-name="Monospace" fo:font-size="10pt" fo:font-style="italic" style:text-underline-style="none" fo:font-weight="normal" style:font-name-asian="Monospace" style:font-size-asian="10pt" style:font-style-asian="italic" style:font-weight-asian="normal" style:font-name-complex="Monospace" style:font-size-complex="10pt" style:font-style-complex="italic" style:font-weight-complex="normal"/>
    </style:style>
    <style:style style:name="T20" style:family="text">
      <style:text-properties style:font-name="Monospace"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21" style:family="text">
      <style:text-properties style:font-name="Monospace" fo:font-size="10pt" fo:font-weight="bold" style:font-name-asian="Monospace" style:font-size-asian="10pt" style:font-weight-asian="bold" style:font-name-complex="Monospace" style:font-size-complex="10pt" style:font-weight-complex="bold"/>
    </style:style>
    <style:style style:name="T22" style:family="text">
      <style:text-properties style:font-name="Monospace" fo:font-size="10pt" style:text-underline-style="none" fo:font-weight="normal" style:font-name-asian="Monospace" style:font-size-asian="10pt" style:font-weight-asian="normal" style:font-name-complex="Monospace" style:font-size-complex="10pt"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nexe au compte rendu d’activités</text:p>
      <text:p text:style-name="P7">de Ameni BEN M'BAREK</text:p>
      <text:p text:style-name="P7">du 01/10/2013 au 31/10/2013</text:p>
      <text:p text:style-name="P7"><text:span text:style-name="T11"/></text:p>
      <text:p text:style-name="P1"/>
      <text:p text:style-name="P2">La vérification de la consistance des contraintes <text:s/>:<text:span text:style-name="T23"> </text:span><text:span text:style-name="T23">Genericsystem Core</text:span></text:p>
      <text:p text:style-name="P2"><text:span text:style-name="T23"/></text:p>
      <text:p text:style-name="P1">Generic System permet de contraindre finement son système d’information tout en s'assurant de la consistance de ses informations. Cette consistance est vérifiée au moment même du positionnement de la contrainte en se référant à une seule règle : Lorsqu'une contrainte est positionnée,l'existant doit la respecter .</text:p>
      <text:p text:style-name="P1"><text:s/></text:p>
      <text:list xml:id="list15801686721" text:style-name="L1">
        <text:list-item>
          <text:p text:style-name="P4">Conception et implémentation de la fonctionnalité de vérification de la consistance des contraintes.</text:p>
        </text:list-item>
        <text:list-item>
          <text:p text:style-name="P4"><text:s/>Réalisation des tests unitaires afin de tester l'ensemble des dernières contraintes restantes :</text:p>
          <text:p text:style-name="P4"/>
        </text:list-item>
      </text:list>
      <text:list xml:id="list1848711717" text:style-name="L2">
        <text:list-item>
          <text:p text:style-name="P8"><text:span text:style-name="T8">SingletonConstraint</text:span><text:span text:style-name="T9"> :Cette contrainte s’applique à un type. Une seule instance de ce type peut être créée.</text:span></text:p>
          <text:p text:style-name="P5"/>
        </text:list-item>
        <text:list-item>
          <text:p text:style-name="P5"><text:span text:style-name="T18">SizeConstraint </text:span>:Cette contrainte s’applique à un attribut ou à une relation. Elle contraint le nombre de holders qui peuvent être posés pour un attribut ou le nombre de links qui peuvent être créés à partir de la relation.</text:p>
          <text:p text:style-name="P5"/>
        </text:list-item>
        <text:list-item>
          <text:p text:style-name="P8"><text:span text:style-name="T8">VirtualConstraint</text:span><text:span text:style-name="T9"> :C</text:span>ette contrainte s’applique à un type. Le type contraint est abstrait et ne peut donc être instantié.</text:p>
          <text:p text:style-name="P5"/>
          <text:p text:style-name="P5"><text:s/></text:p>
        </text:list-item>
      </text:list>
      <text:p text:style-name="P2">Factorisation entre la fonctionnalité de consistance et la vérification des contraintes :<text:span text:style-name="T23"> Genericsystem Core</text:span></text:p>
      <text:list xml:id="list227323378" text:continue-list="list15801686721" text:style-name="L1">
        <text:list-header>
          <text:p text:style-name="P4"/>
        </text:list-header>
        <text:list-item>
          <text:p text:style-name="P6"><text:span text:style-name="T24">Conception et <text:s/>implémentation d'une classe</text:span><text:span text:style-name="T25"> </text:span><text:span text:style-name="T21">AbstractAxedConstraintImpl</text:span><text:span text:style-name="T22"> : </text:span><text:span text:style-name="T24"><text:s/></text:span></text:p>
        </text:list-item>
      </text:list>
      <text:list xml:id="list891260892" text:style-name="L3">
        <text:list-header>
          <text:p text:style-name="P9"><text:span text:style-name="T9">Contrairement aux contraintes non axées de GS, les contraintes axées nécessitent <text:s/>la définition d'un axe lors de leurs positionnement sur un type ,un attribut ou sur une relation .Par exemple, si on crée une relation entre deux types différents , GS nous permet de choisir sur quel axe poser la contrainte , c'est à dire du côté de la base de la relation ou du côté de la cible de la relation . Afin de mettre en évidence la particularité des contraintes axées , elle héritent toutes de la nouvelle classe créée </text:span><text:span text:style-name="T14">AbstractAxedConstraintImpl</text:span><text:span text:style-name="T15"> .</text:span><text:span text:style-name="T9"> Cette classe définit une manière différente de vérification des contraintes axées dans GS.</text:span></text:p>
        </text:list-header>
      </text:list>
      <text:p text:style-name="P1"><text:span text:style-name="T23"/></text:p>
      <text:p text:style-name="P1"/>
      <text:list xml:id="list1875409907" text:continue-list="list227323378" text:style-name="L1">
        <text:list-item>
          <text:p text:style-name="P4">Conception et implémentation de la factorisation entre la <text:s/>fonctionnalité de vérification des contraintes et la vérification de la consistence des contraintes.</text:p>
          <text:p text:style-name="P4"/>
          <text:p text:style-name="P4">1) Implémentation de la méthode de vérification interne du noyau de GS : Cette méthode se charge de vérifier qu'à l'ajout ou à la suppression d'un generic (type,relation,attribut,instance...) les contraintes présentes dans GS sont respectées. Cette vérification prend en considération les liens d'héritage entre les generics <text:s/>et le moment précis où la vérification est à déclencher <text:s/>(au flush ou dans l'immédiat)<text:span text:style-name="T18"> :</text:span> <text:span text:style-name="T18">Vérification des contraintes.</text:span></text:p>
          <text:p text:style-name="P4">Cette même méthode permet de vérifier qu'à l'ajout d'une nouvelle contrainte dans GS, <text:s/>tous les generics existants sur lesquels elle vient d'être posée la resepectent .Cette vérification est <text:soft-page-break/>bien évidemment déclenchable dans l'immédiat pour assurer la cohérence de GS<text:span text:style-name="T18">:</text:span> <text:span text:style-name="T18">Vérification de la consistance des contraintes.</text:span></text:p>
        </text:list-item>
      </text:list>
      <text:p text:style-name="P3"/>
      <text:list xml:id="list317483020" text:continue-numbering="true" text:style-name="L1">
        <text:list-header>
          <text:p text:style-name="P4">2) Implémentation de cette méthode pour chaque contraintes.</text:p>
          <text:p text:style-name="P4"/>
        </text:list-header>
      </text:list>
      <text:p text:style-name="P1"/>
      <text:p text:style-name="P2">Amélioration de la vue de la gestion des fichiers :<text:span text:style-name="T23"> </text:span><text:span text:style-name="T23">Genericsystem <text:s/>MyAdmin</text:span></text:p>
      <text:p text:style-name="P2"><text:span text:style-name="T23"/></text:p>
      <text:p text:style-name="P1">GenericSystem manipulent en temps réel ses fichiers .xhtml de présentation depuis la vue . <text:s/></text:p>
      <text:p text:style-name="P1"/>
      <text:list xml:id="list935496922" text:continue-numbering="true" text:style-name="L1">
        <text:list-item>
          <text:p text:style-name="P10">Implémentation de la gestion d'ajout de répertoire, de sous répertoire et de fichi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2DT28M</meta:editing-duration>
    <meta:editing-cycles>89</meta:editing-cycles>
    <meta:generator>LibreOffice/3.5$Linux_X86_64 LibreOffice_project/350m1$Build-2</meta:generator>
    <dc:date>2013-10-31T17:39:03</dc:date>
    <meta:print-date>2013-10-31T17:39:15</meta:print-date>
    <meta:document-statistic meta:table-count="0" meta:image-count="0" meta:object-count="0" meta:page-count="2" meta:paragraph-count="22" meta:word-count="485" meta:character-count="3170" meta:non-whitespace-character-count="2702"/>
    <meta:user-defined meta:name="Info 1"/>
    <meta:user-defined meta:name="Info 2"/>
    <meta:user-defined meta:name="Info 3"/>
    <meta:user-defined meta:name="Info 4"/>
  </office:meta>
</office:document-meta>
</file>